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3cm" svg:y="7.223cm">
          <text:p text:style-name="P1">Deploy<text:line-break/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86cm" svg:height="2.794cm" svg:x="18.289cm" svg:y="7.223cm">
          <text:p text:style-name="P3">Deploy<text:line-break/>Production</text:p>
          <draw:enhanced-geometry svg:viewBox="0 0 21600 21600" draw:text-areas="0 0 21600 21600" draw:mirror-horizontal="false" draw:mirror-vertical="false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302cm" svg:height="2.413cm" svg:x="14.589cm" svg:y="10.5cm">
          <draw:text-box>
            <text:list text:style-name="L1"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  <draw:frame draw:style-name="gr3" draw:text-style-name="P5" draw:layer="layout" svg:width="4.191cm" svg:height="2.413cm" svg:x="19.796cm" svg:y="10.5cm">
          <draw:text-box>
            <text:list text:style-name="L1">
              <text:list-item>
                <text:p>Approval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6-04T10:36:14.356267612</dc:date>
    <meta:editing-duration>PT6H55M25S</meta:editing-duration>
    <meta:editing-cycles>13</meta:editing-cycles>
    <meta:generator>LibreOffice/6.4.7.2$Linux_X86_64 LibreOffice_project/40$Build-2</meta:generator>
    <meta:document-statistic meta:object-count="6"/>
  </office:meta>
</office:document-meta>
</file>